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e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gf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>
            <text:p>bknl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nlk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l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vionee;.sajkjktesytindbjfgdsf</text:p>
          </table:table-cell>
          <table:table-cell office:value-type="string">
            <text:p>hjkhfkjhgk</text:p>
          </table:table-cell>
          <table:table-cell office:value-type="string">
            <text:p>hkjhkjhkjhgdj</text:p>
          </table:table-cell>
          <table:table-cell office:value-type="string">
            <text:p>hjhdjhfkdhfkjdhfk</text:p>
          </table:table-cell>
          <table:table-cell office:value-type="string">
            <text:p>jhkjhfdkhfjkhdhfjkdjfhjjddhdkj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sdasdf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kjhlhllkhlh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vsfdgdgdsgdgdsgdsgdsgdsgds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today i am able to commit 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hhgklhlkhkhklhlkh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hfdhdfhfdh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hgfhgfhfh</text:p>
          </table:table-cell>
          <table:table-cell office:value-type="string">
            <text:p>vineelas ooa djskdmmfdslkhflkdj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hsjkfsagfjlgfjlsgfjlsgflsgfjlsaflsjk</text:p>
          </table:table-cell>
          <table:table-cell office:value-type="string">
            <text:p>bfhdkjhfjkdh skldhlakhdks;hdk;ashf;ks</text:p>
          </table:table-cell>
          <table:table-cell table:number-columns-repeated="4"/>
        </table:table-row>
      </table:table>
      <table:table table:name="TENLEG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31/07/2013</text:date>, <text:time>15:0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7-31T15:07:05.55</dc:date>
    <meta:editing-duration>PT25M47S</meta:editing-duration>
    <meta:editing-cycles>15</meta:editing-cycles>
    <meta:generator>OpenOffice.org/3.4$Win32 OpenOffice.org_project/340m1$Build-9590</meta:generator>
    <meta:document-statistic meta:table-count="3" meta:cell-count="28" meta:object-count="0"/>
  </office:meta>
</office:document-meta>
</file>